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0F161484D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DejaVu Sans Mono" fo:font-size="10pt" style:font-size-asian="10pt" style:font-size-complex="10pt"/>
    </style:style>
    <style:style style:name="P3" style:family="paragraph">
      <style:text-properties fo:color="#000000"/>
    </style:style>
    <style:style style:name="P4" style:family="paragraph">
      <style:text-properties fo:color="#000000" style:font-name="DejaVu Sans Mono" fo:font-size="10pt" style:font-size-asian="10pt" style:font-size-complex="10pt"/>
    </style:style>
    <style:style style:name="T1" style:family="text">
      <style:text-properties fo:color="#ff3333" style:font-name="DejaVu Sans Mono" fo:font-size="10pt" style:font-size-asian="10pt" style:font-size-complex="10pt"/>
    </style:style>
    <style:style style:name="T2" style:family="text">
      <style:text-properties fo:color="#000000"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4.07cm" svg:y="3.22cm">
          <draw:image xlink:href="Pictures/1000020100000188000000F161484D61.png" xlink:type="simple" xlink:show="embed" xlink:actuate="onLoad">
            <text:p/>
          </draw:image>
        </draw:frame>
        <draw:polyline draw:style-name="gr2" draw:text-style-name="P1" draw:layer="layout" svg:width="0.536cm" svg:height="0.596cm" draw:transform="rotate (0.0996583002888762) translate (8.86534956862723cm 7.45345945298555cm)" svg:viewBox="0 0 537 597" draw:points="0,348 279,577 478,597 537,0">
          <text:p/>
        </draw:polyline>
        <draw:custom-shape draw:style-name="gr3" draw:text-style-name="P1" draw:layer="layout" svg:width="0.2cm" svg:height="0.2cm" svg:x="8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9.3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56cm" svg:height="0.666cm" svg:x="7.2cm" svg:y="7.462cm">
          <draw:text-box>
            <text:p><text:span text:style-name="T1">P8_07</text:span></text:p>
          </draw:text-box>
        </draw:frame>
        <draw:frame draw:style-name="gr5" draw:text-style-name="P4" draw:layer="layout" svg:width="1.56cm" svg:height="0.666cm" svg:x="9.34cm" svg:y="7.462cm">
          <draw:text-box>
            <text:p text:style-name="P3"><text:span text:style-name="T2">P8_02</text:span></text:p>
          </draw:text-box>
        </draw:frame>
        <draw:polyline draw:style-name="gr6" draw:text-style-name="P1" draw:layer="layout" svg:width="0.198cm" svg:height="0.805cm" draw:transform="rotate (0.0996583002888762) translate (8.62179009101774cm 7.21781912758648cm)" svg:viewBox="0 0 199 806" draw:points="179,0 70,90 0,786 199,80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4-10-20T16:16:35.650385141</dc:date>
    <meta:editing-duration>PT57M49S</meta:editing-duration>
    <meta:editing-cycles>13</meta:editing-cycles>
    <meta:generator>LibreOffice/4.2.6.3$Linux_X86_64 LibreOffice_project/420m0$Build-3</meta:generator>
    <meta:document-statistic meta:object-count="7"/>
  </office:meta>
</office:document-meta>
</file>